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1a8" officeooo:paragraph-rsid="001191a8"/>
    </style:style>
    <style:style style:name="P2" style:family="paragraph" style:parent-style-name="Standard">
      <style:text-properties officeooo:rsid="0012eebf" officeooo:paragraph-rsid="0012eebf"/>
    </style:style>
    <style:style style:name="P3" style:family="paragraph" style:parent-style-name="Standard">
      <style:text-properties officeooo:rsid="00136351" officeooo:paragraph-rsid="00136351"/>
    </style:style>
    <style:style style:name="P4" style:family="paragraph" style:parent-style-name="Standard">
      <style:text-properties officeooo:rsid="00143eec" officeooo:paragraph-rsid="00143eec"/>
    </style:style>
    <style:style style:name="P5" style:family="paragraph" style:parent-style-name="Standard">
      <style:text-properties officeooo:rsid="00161e3e" officeooo:paragraph-rsid="00161e3e"/>
    </style:style>
    <style:style style:name="P6" style:family="paragraph" style:parent-style-name="Standard">
      <style:text-properties officeooo:rsid="0016d8b6" officeooo:paragraph-rsid="0016d8b6"/>
    </style:style>
    <style:style style:name="P7" style:family="paragraph" style:parent-style-name="Standard">
      <style:text-properties officeooo:rsid="00179e37" officeooo:paragraph-rsid="00179e37"/>
    </style:style>
    <style:style style:name="P8" style:family="paragraph" style:parent-style-name="Standard">
      <style:text-properties officeooo:rsid="001873ca" officeooo:paragraph-rsid="001873ca"/>
    </style:style>
    <style:style style:name="P9" style:family="paragraph" style:parent-style-name="Standard" style:list-style-name="L1">
      <style:text-properties officeooo:rsid="001873ca" officeooo:paragraph-rsid="001873ca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hen we have a multiclass problem and we want to build a linear model. We build a linear model for each class which calculates the separator hyperplane and then calculates the probability or confidence that a point is of the target class.</text:p>
      <text:p text:style-name="P4"/>
      <text:p text:style-name="P4">Used in regression</text:p>
      <text:p text:style-name="P1"/>
      <text:p text:style-name="P1">Mean squared error (MSE):</text:p>
      <text:p text:style-name="P1"/>
      <text:p text:style-name="P1"><draw:frame draw:style-name="fr1" draw:name="Object1" text:anchor-type="as-char" svg:y="-0.2807in" svg:width="2.6299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The objective is to minimize the weights w:</text:p>
      <text:p text:style-name="P2"/>
      <text:p text:style-name="P1"><draw:frame draw:style-name="fr1" draw:name="Object2" text:anchor-type="as-char" svg:y="-0.2437in" svg:width="1.7709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>Exact Solution:</text:p>
      <text:p text:style-name="P2"/>
      <text:p text:style-name="P1"><draw:frame draw:style-name="fr1" draw:name="Object3" text:anchor-type="as-char" svg:y="-0.172in" svg:width="1.2571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3">Softmax transform</text:p>
      <text:p text:style-name="P3"/>
      <text:p text:style-name="P3"><draw:frame draw:style-name="fr1" draw:name="Object4" text:anchor-type="as-char" svg:y="-0.1752in" svg:width="2.1835in" svg:height="0.235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4">o(z) <text:s/>predicted probabilities of classes</text:p>
      <text:p text:style-name="P3"/>
      <text:p text:style-name="P3"><draw:frame draw:style-name="fr1" draw:name="Object5" text:anchor-type="as-char" svg:y="-0.3047in" svg:width="1.7874in" svg:height="0.7535in" draw:z-index="4"><draw:object xlink:href="./Object 5" xlink:type="simple" xlink:show="embed" xlink:actuate="onLoad"/><draw:image xlink:href="./ObjectReplacements/Object 5" xlink:type="simple" xlink:show="embed" xlink:actuate="onLoad"/></draw:frame><text:s/></text:p>
      <text:p text:style-name="P3"/>
      <text:p text:style-name="P4">Target vector wanted:</text:p>
      <text:p text:style-name="P4"/>
      <text:p text:style-name="P4">p = ([y = 1], … , [y=K]) <text:s/><text:tab/><text:tab/>note: [cond] &lt;=&gt; Iverson bracket: 1 if cond == True, 0 if false</text:p>
      <text:p text:style-name="P4"/>
      <text:p text:style-name="P4">Measure distance between o(z) probabilities distributions. For that we use cross entropy. It is a minus log function of the predicted class probability for the true class</text:p>
      <text:p text:style-name="P4"/>
      <text:p text:style-name="P5">Used in classification</text:p>
      <text:p text:style-name="P5"/>
      <text:p text:style-name="P5">Cross entropy </text:p>
      <text:p text:style-name="P5"/>
      <text:p text:style-name="P5"><draw:frame draw:style-name="fr1" draw:name="Object6" text:anchor-type="as-char" svg:y="-0.2846in" svg:width="2.4in" svg:height="0.6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7">Generally large weights tend to mean that we have an overfitted model. So we can insert a weight penalty in our loss function. This is called a Regularizer R(w) controlled by a parameter <text:span text:style-name="T1">λ</text:span><text:span text:style-name="T2"> – regularization strength.</text:span></text:p>
      <text:p text:style-name="P7"><text:span text:style-name="T2"/></text:p>
      <text:p text:style-name="P7"><text:soft-page-break/><text:span text:style-name="T2">So the loss function regularized will end up like:</text:span></text:p>
      <text:p text:style-name="P7"><text:span text:style-name="T2"/></text:p>
      <text:p text:style-name="P7"><text:span text:style-name="T2"><draw:frame draw:style-name="fr1" draw:name="Object7" text:anchor-type="as-char" svg:y="-0.152in" svg:width="2.0791in" svg:height="0.2984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5"/>
      <text:p text:style-name="P7">L(w) = loss function</text:p>
      <text:p text:style-name="P7">R(w) = <text:s/>regularizer </text:p>
      <text:p text:style-name="P7"/>
      <text:p text:style-name="P7">An example of R(w) can be L2 penalty → <draw:frame draw:style-name="fr1" draw:name="Object8" text:anchor-type="as-char" svg:y="-0.2807in" svg:width="1.4283in" svg:height="0.4484in" draw:z-index="7"><draw:object xlink:href="./Object 8" xlink:type="simple" xlink:show="embed" xlink:actuate="onLoad"/><draw:image xlink:href="./ObjectReplacements/Object 8" xlink:type="simple" xlink:show="embed" xlink:actuate="onLoad"/></draw:frame><text:s/>which drives all weights closer to zero and can be optimized by gradient methods.</text:p>
      <text:p text:style-name="P7"/>
      <text:p text:style-name="P7">L1 Penalty</text:p>
      <text:p text:style-name="P7"/>
      <text:p text:style-name="P7"><draw:frame draw:style-name="fr1" draw:name="Object9" text:anchor-type="as-char" svg:y="-0.2807in" svg:width="1.4654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7">drives some weight <text:span text:style-name="T3">exactly </text:span><text:span text:style-name="T4">to zero</text:span></text:p>
      <text:p text:style-name="P7"><text:span text:style-name="T4"/></text:p>
      <text:p text:style-name="P7"><text:span text:style-name="T3">Cannot</text:span><text:span text:style-name="T4"> be optimized with simple gradient methods</text:span></text:p>
      <text:p text:style-name="P7"><text:span text:style-name="T4"/></text:p>
      <text:p text:style-name="P8"><text:span text:style-name="T4">Other regularization techniques ( for preventing overfitting):</text:span></text:p>
      <text:p text:style-name="P8"><text:span text:style-name="T4"/></text:p>
      <text:list xml:id="list3942049513" text:style-name="L1">
        <text:list-item>
          <text:p text:style-name="P9"><text:span text:style-name="T4">Dimensionality reduction → PCE – principal component analysis</text:span></text:p>
        </text:list-item>
        <text:list-item>
          <text:p text:style-name="P9"><text:span text:style-name="T4">Data augmentation </text:span></text:p>
        </text:list-item>
        <text:list-item>
          <text:p text:style-name="P9"><text:span text:style-name="T4">Dropout</text:span></text:p>
        </text:list-item>
        <text:list-item>
          <text:p text:style-name="P9"><text:span text:style-name="T4">Early Stoppping</text:span></text:p>
        </text:list-item>
        <text:list-item>
          <text:p text:style-name="P9"><text:span text:style-name="T4">Collect more Dat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1:58:52.941101711</meta:creation-date>
    <dc:date>2020-05-15T14:06:06.299363113</dc:date>
    <meta:editing-duration>PT4M2S</meta:editing-duration>
    <meta:editing-cycles>1</meta:editing-cycles>
    <meta:document-statistic meta:table-count="0" meta:image-count="0" meta:object-count="9" meta:page-count="2" meta:paragraph-count="34" meta:word-count="239" meta:character-count="1418" meta:non-whitespace-character-count="1198"/>
    <meta:generator>LibreOffice/6.4.3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i>L</mi>
      <mrow>
        <mrow>
          <mo fence="true" stretchy="false">(</mo>
          <mrow>
            <mi>w</mi>
          </mrow>
          <mo fence="true" stretchy="false">)</mo>
        </mrow>
        <mo stretchy="false">=</mo>
        <mfrac>
          <mn>1</mn>
          <mi>l</mi>
        </mfrac>
      </mrow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sup>
                    <mi>w</mi>
                    <mi>T</mi>
                  </msup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false">)</mo>
            </mrow>
            <mn>2</mn>
          </msup>
        </mrow>
        <mo stretchy="false">=</mo>
        <mfrac>
          <mn>1</mn>
          <mi>l</mi>
        </mfrac>
      </mrow>
      <msup>
        <mrow>
          <mo fence="true" stretchy="false">‖</mo>
          <mrow>
            <mrow>
              <mi mathvariant="italic">Xw</mi>
              <mo stretchy="false">−</mo>
              <mi>y</mi>
            </mrow>
          </mrow>
          <mo fence="true" stretchy="false">‖</mo>
        </mrow>
        <mn>2</mn>
      </msup>
    </mrow>
    <annotation encoding="StarMath 5.0">L(w)={1} over {l} sum from{i=1} to{l} ( w^{T} x_{i} - y_{i} )^{ 2 } = 1 over l ldline Xw -y rdline ^{ 2 } </annotation>
  </semantics>
</math>
</file>

<file path=Object 2/content.xml><?xml version="1.0" encoding="utf-8"?>
<math xmlns="http://www.w3.org/1998/Math/MathML" display="block">
  <semantics>
    <mrow>
      <mi>L</mi>
      <mrow>
        <mrow>
          <mo fence="true" stretchy="false">(</mo>
          <mrow>
            <mi>w</mi>
          </mrow>
          <mo fence="true" stretchy="false">)</mo>
        </mrow>
        <mo stretchy="false">=</mo>
        <mfrac>
          <mn>1</mn>
          <mi>l</mi>
        </mfrac>
      </mrow>
      <mrow>
        <msup>
          <mrow>
            <mo fence="true" stretchy="false">‖</mo>
            <mrow>
              <mrow>
                <mi mathvariant="italic">Xw</mi>
                <mo stretchy="false">−</mo>
                <mi>y</mi>
              </mrow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</mrow>
    <annotation encoding="StarMath 5.0">L(w)= 1 over l ldline Xw -y rdline ^{ 2 } toward min csub{w}</annotation>
  </semantics>
</math>
</file>

<file path=Object 3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w = ( X ^ T X)^-1 X^T y</annotation>
  </semantics>
</math>
</file>

<file path=Object 4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subsup>
                <mi>w</mi>
                <mn>1</mn>
                <mi>T</mi>
              </msubsup>
              <mi>x</mi>
              <mi>,</mi>
              <mn>...</mn>
              <mi>,</mi>
              <msubsup>
                <mi>w</mi>
                <mi>k</mi>
                <mi>T</mi>
              </msubsup>
              <mi>x</mi>
            </mrow>
          </mrow>
          <mo fence="true" stretchy="false">)</mo>
        </mrow>
      </mrow>
      <mo stretchy="false">→</mo>
      <mrow>
        <mo fence="true" stretchy="false">(</mo>
        <mrow>
          <mrow>
            <msup>
              <mi>e</mi>
              <msub>
                <mi>z</mi>
                <mn>1</mn>
              </msub>
            </msup>
            <mi>,</mi>
            <mn>...</mn>
            <mi>,</mi>
            <msup>
              <mi>e</mi>
              <msub>
                <mi>z</mi>
                <mi>K</mi>
              </msub>
            </msup>
          </mrow>
        </mrow>
        <mo fence="true" stretchy="false">)</mo>
      </mrow>
    </mrow>
    <annotation encoding="StarMath 5.0">z = ( w sub 1 ^T x, ... , w sub k ^T x ) -&gt; ( e^{z sub 1}, ... , e^{z sub K} )
</annotation>
  </semantics>
</math>
</file>

<file path=Object 5/content.xml><?xml version="1.0" encoding="utf-8"?>
<math xmlns="http://www.w3.org/1998/Math/MathML" display="block">
  <semantics>
    <mrow>
      <mi>o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(</mo>
          <mrow>
            <mrow>
              <mfrac>
                <msup>
                  <mi>e</mi>
                  <msub>
                    <mi>z</mi>
                    <mn>1</mn>
                  </msub>
                </msup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i>K</mi>
                  </munderover>
                  <msup>
                    <mi>e</mi>
                    <msub>
                      <mi>Z</mi>
                      <mi>k</mi>
                    </msub>
                  </msup>
                </mrow>
              </mfrac>
              <mi>,</mi>
              <mn>...</mn>
              <mi>,</mi>
              <mfrac>
                <msup>
                  <mi>e</mi>
                  <msub>
                    <mi>z</mi>
                    <mi>K</mi>
                  </msub>
                </msup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i>K</mi>
                  </munderover>
                  <msup>
                    <mi>e</mi>
                    <msub>
                      <mi>Z</mi>
                      <mi>k</mi>
                    </msub>
                  </msup>
                </mrow>
              </mfrac>
            </mrow>
          </mrow>
          <mo fence="true" stretchy="true">)</mo>
        </mrow>
      </mrow>
    </mrow>
    <annotation encoding="StarMath 5.0">o( z ) =  left ( {e ^{z sub 1}} over { sum from{k=1} to{K} e ^ {Z sub k} }, ... ,    {e ^{z sub K}} over { sum from{k=1} to{K} e ^ {Z sub k} } right )</annotation>
  </semantics>
</math>
</file>

<file path=Object 6/content.xml><?xml version="1.0" encoding="utf-8"?>
<math xmlns="http://www.w3.org/1998/Math/MathML" display="block">
  <semantics>
    <mrow>
      <mi>L</mi>
      <mrow>
        <mrow>
          <mo fence="true" stretchy="false">(</mo>
          <mrow>
            <mi>w</mi>
          </mrow>
          <mo fence="true" stretchy="false">)</mo>
        </mrow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l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i>K</mi>
              </munderover>
              <mrow>
                <mo fence="true" stretchy="false">[</mo>
                <mrow>
                  <mrow>
                    <msub>
                      <mi>y</mi>
                      <mi>i</mi>
                    </msub>
                    <mo stretchy="false">=</mo>
                    <mi>k</mi>
                  </mrow>
                </mrow>
                <mo fence="true" stretchy="false">]</mo>
              </mrow>
            </mrow>
          </mrow>
        </mrow>
      </mrow>
      <mi>log</mi>
      <mfrac>
        <msup>
          <mi>e</mi>
          <mrow>
            <msubsup>
              <mi>w</mi>
              <mi>k</mi>
              <mi>T</mi>
            </msubsup>
            <msub>
              <mi>x</mi>
              <mi>i</mi>
            </msub>
          </mrow>
        </msup>
        <mrow>
          <munderover>
            <mo stretchy="false">∑</mo>
            <mrow>
              <mi>j</mi>
              <mo stretchy="false">=</mo>
              <mn>1</mn>
            </mrow>
            <mi>K</mi>
          </munderover>
          <msup>
            <mi>e</mi>
            <mrow>
              <msubsup>
                <mi>w</mi>
                <mi>j</mi>
                <mi>T</mi>
              </msubsup>
              <msub>
                <mi>x</mi>
                <mi>i</mi>
              </msub>
            </mrow>
          </msup>
        </mrow>
      </mfrac>
    </mrow>
    <annotation encoding="StarMath 5.0">L(w) = - sum from{i=1} to{l} sum from { k = 1 } to { K } [ y sub i = k ]log { e^{w^{T}sub k  x sub i}} over{ sum from {j = 1} to K  e^{w^{T}sub j  x sub i}} </annotation>
  </semantics>
</math>
</file>

<file path=Object 7/content.xml><?xml version="1.0" encoding="utf-8"?>
<math xmlns="http://www.w3.org/1998/Math/MathML" display="block">
  <semantics>
    <mrow>
      <msub>
        <mi>L</mi>
        <mi mathvariant="italic">reg</mi>
      </msub>
      <mrow>
        <mrow>
          <mo fence="true" stretchy="false">(</mo>
          <mrow>
            <mi>w</mi>
          </mrow>
          <mo fence="true" stretchy="false">)</mo>
        </mrow>
        <mo stretchy="false">=</mo>
        <mi>L</mi>
      </mrow>
      <mrow>
        <mrow>
          <mo fence="true" stretchy="false">(</mo>
          <mrow>
            <mi>w</mi>
          </mrow>
          <mo fence="true" stretchy="false">)</mo>
        </mrow>
        <mo stretchy="false">+</mo>
        <mi>λ</mi>
      </mrow>
      <mi>R</mi>
      <mrow>
        <mo fence="true" stretchy="false">(</mo>
        <mrow>
          <mi>w</mi>
        </mrow>
        <mo fence="true" stretchy="false">)</mo>
      </mrow>
      <mo stretchy="false">→</mo>
      <munder>
        <mi mathvariant="italic">min</mi>
        <mi>w</mi>
      </munder>
    </mrow>
    <annotation encoding="StarMath 5.0">L sub reg ( w ) = L( w ) + %lambda R( w ) -&gt; min csub{w} </annotation>
  </semantics>
</math>
</file>

<file path=Object 8/content.xml><?xml version="1.0" encoding="utf-8"?>
<math xmlns="http://www.w3.org/1998/Math/MathML" display="block">
  <semantics>
    <mrow>
      <mi>R</mi>
      <mrow>
        <mrow>
          <mo fence="true" stretchy="false">(</mo>
          <mrow>
            <mi>w</mi>
          </mrow>
          <mo fence="true" stretchy="false">)</mo>
        </mrow>
        <mo stretchy="false">=</mo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subsup>
            <mi>w</mi>
            <mi>j</mi>
            <mn>2</mn>
          </msubsup>
        </mrow>
      </mrow>
    </mrow>
    <annotation encoding="StarMath 5.0">R( w) = ldline w rdline ^2 = sum from { j = 1 } to d w sub j ^2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stretchy="false">(</mo>
          <mrow>
            <mi>w</mi>
          </mrow>
          <mo fence="true" stretchy="false">)</mo>
        </mrow>
        <mo stretchy="false">=</mo>
        <msub>
          <mrow>
            <mo fence="true" stretchy="false">‖</mo>
            <mrow>
              <mi>w</mi>
            </mrow>
            <mo fence="true" stretchy="false">‖</mo>
          </mrow>
          <mn>1</mn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|</mo>
            <mrow>
              <mi>w</mi>
            </mrow>
            <mo fence="true" stretchy="false">|</mo>
          </mrow>
        </mrow>
      </mrow>
    </mrow>
    <annotation encoding="StarMath 5.0">R( w) = ldline w rdline sub 1 = sum from { j = 1 } to d lline w rline</annotation>
  </semantics>
</math>
</file>